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Standard">Lab 06</text:p>
      <text:p text:style-name="Standard"/>
      <text:p text:style-name="P3">Normals</text:p>
      <text:p text:style-name="P1">In this part of the lab, it was basic math. After some contemplation of calculations to this lab, and adding in the various equations given, the result was the following: Because of this change to the functions and the addition of the figure, I believe I was able to accomplish this task successfully, since there were no errors and the display window was changed. Here are my results for this program:</text:p>
      <text:p text:style-name="P1"/>
      <text:p text:style-name="P1">Given:</text:p>
      <text:p text:style-name="P1">A = (3,0,2)</text:p>
      <text:p text:style-name="P1">B = (4,1,8)</text:p>
      <text:p text:style-name="P1"/>
      <text:p text:style-name="P1">Find A x B, B x A, A.B:</text:p>
      <text:p text:style-name="P1"/>
      <text:p text:style-name="P1">A x B:</text:p>
      <text:p text:style-name="P1"/>
      <text:p text:style-name="P1">-2i+16j+3k</text:p>
      <text:p text:style-name="P1"/>
      <text:p text:style-name="P1">B x A:</text:p>
      <text:p text:style-name="P1"/>
      <text:p text:style-name="P1">2i – 16j -3k</text:p>
      <text:p text:style-name="P1"/>
      <text:p text:style-name="P1">A.B:</text:p>
      <text:p text:style-name="P1"/>
      <text:p text:style-name="P1">12+0+16 = 28</text:p>
      <text:p text:style-name="P1"/>
      <text:p text:style-name="P1">Normal:</text:p>
      <text:p text:style-name="P1"/>
      <text:p text:style-name="P1">With the given vectors (1,1,1), (1,2,1), and (3,0,4), the normal of these vectors is:</text:p>
      <text:p text:style-name="P1"/>
      <text:p text:style-name="P1">(8)*1+(4-3)*1+(0-6)*1 = 8+1-6 = 3</text:p>
      <text:p text:style-name="P1"/>
      <text:p text:style-name="P1">Therefore the answer is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3-10-14T18:17:50</dc:date>
    <dc:creator>003914325 </dc:creator>
    <meta:editing-duration>PT3H9M5S</meta:editing-duration>
    <meta:editing-cycles>15</meta:editing-cycles>
    <meta:generator>LibreOffice/3.4$Unix LibreOffice_project/340m1$Build-502</meta:generator>
    <meta:document-statistic meta:table-count="0" meta:image-count="0" meta:object-count="0" meta:page-count="1" meta:paragraph-count="20" meta:word-count="134" meta:character-count="699" meta:non-whitespace-character-count="585"/>
  </office:meta>
</office:document-meta>
</file>